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25-06-1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24-07-30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23-08-29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23-05-1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21-07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20-07-2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2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9-11-0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9-06-2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8-06-1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7-06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6-06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5-07-0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4-07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4-06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3-05-0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2-06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1-08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0-10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10-05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9-12-2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9-08-27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9-05-0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8-12-1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8-09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8-06-1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8-03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7-08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7-06-07 0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7-04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7-02-2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7-01-0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6-10-26 0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6-08-2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6-06-06 0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6-04-2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6-02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5-12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5-10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5-08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5-06-0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5-04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4-12-2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4-10-20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0-06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700096134901</text:p>
          </table:table-cell>
          <table:table-cell office:value-type="string" calcext:value-type="string">
            <text:p>21N 11E19BBBC1 (D-T1)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